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office:font-face-decls>
  <office:automatic-styles>
    <style:style style:family="text" style:name="T1" style:display-name="T1">
      <style:text-properties fo:font-style="italic"/>
    </style:style>
    <style:style style:family="text" style:name="T2" style:display-name="T2">
      <style:text-properties fo:font-weight="bold"/>
    </style:style>
    <style:style style:family="paragraph" style:name="P5" style:display-name="P5" style:list-style-name="L1">
      <style:paragraph-properties fo:text-indent="0.000000cm" fo:margin-left="3.175000cm" fo:margin-top="0in" fo:margin-bottom="0in" style:writing-mode="lr"/>
      <style:text-properties style:font-name="Times New Roman" fo:font-size="12pt" fo:language="en" fo:country="US"/>
    </style:style>
    <style:style style:family="paragraph" style:name="P6" style:display-name="P6" style:list-style-name="L1">
      <style:paragraph-properties fo:text-indent="0.000000cm" fo:margin-left="3.810000cm" fo:margin-top="0in" fo:margin-bottom="0in" style:writing-mode="lr"/>
      <style:text-properties style:font-name="Times New Roman" fo:font-size="12pt" fo:language="en" fo:country="US"/>
    </style:style>
    <style:style style:family="paragraph" style:name="P7" style:display-name="P7">
      <style:paragraph-properties fo:margin-top="0in" fo:margin-bottom="0in" style:writing-mode="lr"/>
      <style:text-properties style:font-name="Times New Roman" fo:font-size="12pt" fo:language="en" fo:country="US"/>
    </style:style>
    <style:style style:family="paragraph" style:name="P1" style:display-name="P1" style:list-style-name="L1">
      <style:paragraph-properties fo:text-indent="0.000000cm" fo:margin-left="0.635000cm" fo:margin-top="0in" fo:margin-bottom="0in" style:writing-mode="lr"/>
      <style:text-properties style:font-name="Times New Roman" fo:font-size="12pt" fo:language="en" fo:country="US"/>
    </style:style>
    <style:style style:family="paragraph" style:name="P2" style:display-name="P2" style:list-style-name="L1">
      <style:paragraph-properties fo:text-indent="0.000000cm" fo:margin-left="1.270000cm" fo:margin-top="0in" fo:margin-bottom="0in" style:writing-mode="lr"/>
      <style:text-properties style:font-name="Times New Roman" fo:font-size="12pt" fo:language="en" fo:country="US"/>
    </style:style>
    <style:style style:family="paragraph" style:name="P3" style:display-name="P3" style:list-style-name="L1">
      <style:paragraph-properties fo:text-indent="0.000000cm" fo:margin-left="1.905000cm" fo:margin-top="0in" fo:margin-bottom="0in" style:writing-mode="lr"/>
      <style:text-properties style:font-name="Times New Roman" fo:font-size="12pt" fo:language="en" fo:country="US"/>
    </style:style>
    <style:style style:family="paragraph" style:name="P4" style:display-name="P4" style:list-style-name="L1">
      <style:paragraph-properties fo:text-indent="0.000000cm" fo:margin-left="2.540000cm" fo:margin-top="0in" fo:margin-bottom="0in" style:writing-mode="lr"/>
      <style:text-properties style:font-name="Times New Roman" fo:font-size="12pt" fo:language="en" fo:country="US"/>
    </style:style>
    <style:style style:family="section" style:name="Sect1" style:display-name="Sect1"/>
    <style:page-layout style:name="PLayout2">
      <style:page-layout-properties fo:margin-top="1in" fo:margin-bottom="2.540000cm" fo:margin-left="1in" fo:margin-right="1in"/>
      <style:footer-style>
        <style:header-footer-properties svg:height="1.778000cm"/>
      </style:footer-style>
    </style:page-layout>
    <style:page-layout style:name="Standard">
      <style:page-layout-properties fo:margin-top="1in" fo:margin-bottom="2.540000cm" fo:margin-left="1in" fo:margin-right="1in"/>
      <style:footer-style>
        <style:header-footer-properties svg:height="1.778000cm"/>
      </style:footer-style>
    </style:page-layout>
    <text:list-style style:name="L1">
      <text:list-level-style-bullet text:level="1" text:bullet-char="•">
        <style:list-level-properties fo:text-indent="0.000000cm" text:space-before="0cm" text:min-label-width="0.635000cm" fo:margin-left="0.635000cm"/>
        <style:text-properties style:font-name="FreeSerif"/>
      </text:list-level-style-bullet>
      <text:list-level-style-bullet text:level="2" text:bullet-char="•">
        <style:list-level-properties fo:text-indent="0.000000cm" text:space-before="0cm" text:min-label-width="0.635000cm" fo:margin-left="1.270000cm"/>
        <style:text-properties style:font-name="FreeSerif"/>
      </text:list-level-style-bullet>
      <text:list-level-style-bullet text:level="3" text:bullet-char="•">
        <style:list-level-properties fo:text-indent="0.000000cm" text:space-before="0cm" text:min-label-width="0.635000cm" fo:margin-left="1.905000cm"/>
        <style:text-properties style:font-name="FreeSerif"/>
      </text:list-level-style-bullet>
      <text:list-level-style-bullet text:level="4" text:bullet-char="•">
        <style:list-level-properties fo:text-indent="0.000000cm" text:space-before="0cm" text:min-label-width="0.635000cm" fo:margin-left="2.540000cm"/>
        <style:text-properties style:font-name="FreeSerif"/>
      </text:list-level-style-bullet>
      <text:list-level-style-bullet text:level="5" text:bullet-char="•">
        <style:list-level-properties fo:text-indent="0.000000cm" text:space-before="0cm" text:min-label-width="0.635000cm" fo:margin-left="3.175000cm"/>
        <style:text-properties style:font-name="FreeSerif"/>
      </text:list-level-style-bullet>
      <text:list-level-style-bullet text:level="6" text:bullet-char="•">
        <style:list-level-properties fo:text-indent="0.000000cm" text:space-before="0cm" text:min-label-width="0.635000cm" fo:margin-left="3.810000cm"/>
        <style:text-properties style:font-name="FreeSerif"/>
      </text:list-level-style-bullet>
    </text:list-style>
  </office:automatic-styles>
  <office:body>
    <office:text>
      <text:section text:style-name="Sect1" text:name="Section1">
        <text:p text:style-name="Normal">2022_11_17</text:p>
        <text:list text:style-name="L1">
          <text:list-item>
            <text:p text:style-name="P1">Agenda<text:line-break/>collapsed:: true</text:p>
            <text:list>
              <text:list-item>
                <text:p text:style-name="P2">7:45 appointment with ophthalmologist</text:p>
              </text:list-item>
              <text:list-item>
                <text:p text:style-name="P2">10:00 meet Linda</text:p>
                <text:list>
                  <text:list-item>
                    <text:p text:style-name="P3">Satisfaction at keeping my mind working.</text:p>
                    <text:list>
                      <text:list-item>
                        <text:p text:style-name="P4">Feeling like it is rusty.</text:p>
                      </text:list-item>
                      <text:list-item>
                        <text:p text:style-name="P4">But getting <text:span text:style-name="T1">Logseq</text:span>... "works like a brain"</text:p>
                      </text:list-item>
                      <text:list-item>
                        <text:p text:style-name="P4">Sense of reassurance that I'm still alive.</text:p>
                      </text:list-item>
                      <text:list-item>
                        <text:p text:style-name="P4">Markdown index</text:p>
                        <text:list>
                          <text:list-item>
                            <text:p text:style-name="P5">abortion<text:line-break/>art<text:line-break/>culture<text:line-break/>diy<text:line-break/>education<text:line-break/>environment<text:line-break/>health<text:line-break/>history<text:line-break/>index.md<text:line-break/>legal<text:line-break/>my-places<text:line-break/>personal<text:line-break/>politics<text:line-break/>reading<text:line-break/>religion<text:line-break/>sample-stackedit<text:line-break/>science<text:line-break/>technical<text:line-break/>world<text:line-break/>writing</text:p>
                          </text:list-item>
                          <text:list-item>
                            <text:p text:style-name="P5">Archives</text:p>
                            <text:list>
                              <text:list-item>
                                <text:p text:style-name="P6">markdown-archive-10<text:line-break/>markdown-archive-11<text:line-break/>markdown-archive-12<text:line-break/>markdown-archive-7<text:line-break/>markdown-archive-8<text:line-break/>markdown-archive-9</text:p>
                              </text:list-item>
                            </text:list>
                          </text:list-item>
                        </text:list>
                      </text:list-item>
                    </text:list>
                  </text:list-item>
                  <text:list-item>
                    <text:p text:style-name="P3">Julian's visit</text:p>
                    <text:list>
                      <text:list-item>
                        <text:p text:style-name="P4">"deep down" gladness</text:p>
                      </text:list-item>
                      <text:list-item>
                        <text:p text:style-name="P4"><text:span text:style-name="T2">sadness</text:span></text:p>
                      </text:list-item>
                      <text:list-item>
                        <text:p text:style-name="P4">the child I most relate to? the child most vulnerable? The one not paired up.</text:p>
                      </text:list-item>
                    </text:list>
                  </text:list-item>
                  <text:list-item>
                    <text:p text:style-name="P3">licensing process</text:p>
                    <text:list>
                      <text:list-item>
                        <text:p text:style-name="P4">spiritual autobiography</text:p>
                      </text:list-item>
                      <text:list-item>
                        <text:p text:style-name="P4"><text:span text:style-name="T2">what's it been all about?</text:span></text:p>
                      </text:list-item>
                      <text:list-item>
                        <text:p text:style-name="P4">"Personal spiritual narrative of my priesthood."</text:p>
                      </text:list-item>
                    </text:list>
                  </text:list-item>
                  <text:list-item>
                    <text:p text:style-name="P3">Mentoring:</text:p>
                    <text:list>
                      <text:list-item>
                        <text:p text:style-name="P4">Scott &amp; Becky</text:p>
                      </text:list-item>
                      <text:list-item>
                        <text:p text:style-name="P4"><text:span text:style-name="T2">Manny</text:span> is new</text:p>
                      </text:list-item>
                    </text:list>
                  </text:list-item>
                </text:list>
              </text:list-item>
              <text:list-item>
                <text:p text:style-name="P2">Noon Morning Prayer with Manny</text:p>
              </text:list-item>
            </text:list>
          </text:list-item>
          <text:list-item>
            <text:p text:style-name="P1"><text:span text:style-name="T2">2 am</text:span> Got Obsidian working on office desktop<text:line-break/>collapsed:: true</text:p>
            <text:list>
              <text:list-item>
                <text:p text:style-name="P2">git wasn't working</text:p>
              </text:list-item>
              <text:list-item>
                <text:p text:style-name="P2">had to install github-cli for Arch</text:p>
              </text:list-item>
              <text:list-item>
                <text:p text:style-name="P2">follow the directions for <text:span text:style-name="T1">gh auth login</text:span> to authenticate this desktop</text:p>
              </text:list-item>
            </text:list>
          </text:list-item>
          <text:list-item>
            <text:p text:style-name="P1"><text:span text:style-name="T2">15:46</text:span> Nicci<text:line-break/>collapsed:: true</text:p>
          </text:list-item>
        </text:list>
        <text:p text:style-name="P7">Nicci,</text:p>
        <text:p text:style-name="P7"/>
        <text:p text:style-name="P7">Let's just say that I have kept my distance long enough to satisfy the diocesan guidelines. So -- greetings from sunny but hurricaney Florida. As one measure of our getting settled is that I am one doctor's appointment away from having replaced all of battalion of doctors. As it happened, when I called for a primary care doctor appointment and the soonest I could get was Nov. 21.</text:p>
        <text:p text:style-name="P7">We are now anticipating our extended cruise beginning Jan. 3. Our ship will take us down and around South America, visiting Antarctica and traveling down the Amazon. Lots of stops along the way.</text:p>
        <text:p text:style-name="P7"/>
        <text:p text:style-name="P7">There seems to be a lot going on around St. Paul's. It all must feel good to be maneuvering towards "normal".</text:p>
        <text:p text:style-name="P7"/>
        <text:p text:style-name="P7">My reason for writing is that I have a request of you. I have to provide a report to my "home" diocese of Hawai'i of my sacramental activities in the last year, Advent 1 2021 - Christ the King 2022. I would be grateful if you could go to the red Service Book and compile the number of services that I conducted in the last church year.</text:p>
        <text:p text:style-name="P7"/>
        <text:p text:style-name="P7">If you have any questions feel free to reach out. I am grateful for whatever help you can give.</text:p>
        <text:p text:style-name="P7"><text:span text:style-name="T2">17:36</text:span> +Bob<text:line-break/>collapsed:: true</text:p>
        <text:p text:style-name="P7">Bp. Fitzpatrick,</text:p>
        <text:p text:style-name="P7"/>
        <text:p text:style-name="P7">As I think you are aware, we have moved to Florida. We are finally settling in after a difficult summer dealing with movers and getting our house in working condition. After a bit of church shopping, we have settled on a parish to make "our own." It is St. Alfred's in Palm Harbor.</text:p>
        <text:p text:style-name="P7"/>
        <text:p text:style-name="P7">After talking with Dabney, I have decided to apply for a license to supply in the diocese. As a part of the process, they require a letter of good standing. I am requesting such a letter at this time. It could be sent to either Bp. Smith or the Canon to the Ordinary, The Rev. Canon Richard Norman.</text:p>
        <text:p text:style-name="P7"/>
        <text:p text:style-name="P7">Faithfully,<text:line-break/>Dale C. Hathaway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style:font-face style:name="StarSymbol" svg:font-family="StarSymbol"/>
  </office:font-face-decls>
  <office:styles>
    <style:default-style style:family="paragraph">
      <style:paragraph-properties style:tab-stop-distance="0.4925in"/>
    </style:default-style>
    <style:style style:family="text" style:name="Strong-Emphasis-text" style:display-name="Strong Emphasis_text" style:next-style-name="Strong-Emphasis-text">
      <style:text-properties fo:font-weight="bold"/>
    </style:style>
    <style:style style:family="text" style:name="Internet-link-text" style:display-name="Internet link_text" style:next-style-name="Internet-link-text">
      <style:text-properties fo:color="#000080" style:text-underline-type="single"/>
    </style:style>
    <style:style style:family="text" style:name="Subscript-text" style:display-name="Subscript_text" style:next-style-name="Subscript-text">
      <style:text-properties style:text-position="-33%"/>
    </style:style>
    <style:style style:family="text" style:name="Teletype-text" style:display-name="Teletype_text" style:next-style-name="Teletype-text">
      <style:text-properties style:font-name="Courier New"/>
    </style:style>
    <style:style style:family="text" style:name="Citation-text" style:display-name="Citation_text" style:next-style-name="Citation-text">
      <style:text-properties fo:font-style="italic"/>
    </style:style>
    <style:style style:family="text" style:name="Source-Text-text" style:display-name="Source_Text_text" style:next-style-name="Source-Text-text">
      <style:text-properties style:font-name="Courier New" fo:font-size="10pt"/>
    </style:style>
    <style:style style:family="text" style:name="Footnote-anchor-text" style:display-name="Footnote anchor_text" style:next-style-name="Footnote-anchor-text">
      <style:text-properties style:text-position="33%"/>
    </style:style>
    <style:style style:family="text" style:name="Strikeout-text" style:display-name="Strikeout_text" style:next-style-name="Strikeout-text">
      <style:text-properties style:text-line-through-type="single"/>
    </style:style>
    <style:style style:family="text" style:name="Emphasis-text" style:display-name="Emphasis_text" style:next-style-name="Emphasis-text">
      <style:text-properties fo:font-style="italic"/>
    </style:style>
    <style:style style:family="text" style:name="Bullet-Symbols-text" style:display-name="Bullet Symbols_text" style:next-style-name="Bullet-Symbols-text">
      <style:text-properties style:font-name="StarSymbol" fo:font-size="9pt"/>
    </style:style>
    <style:style style:family="text" style:name="Superscript-text" style:display-name="Superscript_text" style:next-style-name="Superscript-text">
      <style:text-properties style:text-position="33%"/>
    </style:style>
    <style:style style:family="paragraph" style:name="Heading" style:display-name="Heading" style:parent-style-name="Normal" style:next-style-name="Text-body">
      <style:paragraph-properties fo:margin-top="0.1665in" fo:margin-bottom="0.0835in" fo:keep-with-next="always"/>
      <style:text-properties style:font-name="Arial" fo:font-size="14pt"/>
    </style:style>
    <style:style style:family="paragraph" style:name="Quotations" style:display-name="Quotations" style:parent-style-name="Normal" style:next-style-name="Quotations">
      <style:paragraph-properties fo:text-indent="0in" fo:margin-left="0.3937in" fo:margin-right="0.3937in" fo:margin-top="0.1in" fo:margin-bottom="0.1in"/>
    </style:style>
    <style:style style:family="paragraph" style:name="Abstract" style:display-name="Abstract" style:parent-style-name="Normal" style:next-style-name="Abstract">
      <style:paragraph-properties fo:text-indent="0in" fo:margin-left="0.3937in" fo:margin-right="0.3937in" fo:margin-top="0.1in" fo:margin-bottom="0.1in"/>
    </style:style>
    <style:style style:family="paragraph" style:name="Contents-3" style:display-name="Contents 3" style:parent-style-name="Normal" style:next-style-name="Normal">
      <style:paragraph-properties fo:text-indent="-0.300000in" fo:margin-left="1.500000in"/>
    </style:style>
    <style:style style:family="paragraph" style:name="Date" style:display-name="Date" style:parent-style-name="Normal" style:next-style-name="Date">
      <style:paragraph-properties fo:text-align="center"/>
    </style:style>
    <style:style style:family="paragraph" style:name="Author" style:display-name="Author" style:parent-style-name="Normal" style:next-style-name="Author">
      <style:paragraph-properties fo:text-align="center"/>
    </style:style>
    <style:style style:family="paragraph" style:name="Definition-Definition-Tight" style:display-name="Definition Definition Tight" style:parent-style-name="Normal" style:next-style-name="Definition-Definition-Tight">
      <style:paragraph-properties fo:text-indent="0in" fo:margin-left="0.5in" fo:margin-right="0in" fo:margin-top="0in" fo:margin-bottom="0in"/>
    </style:style>
    <style:style style:family="paragraph" style:name="Heading-4" style:display-name="Heading 4" style:parent-style-name="Heading" style:next-style-name="Text-body">
      <style:text-properties fo:font-size="12pt" fo:font-style="italic" fo:font-weight="bold"/>
    </style:style>
    <style:style style:family="paragraph" style:name="Table-Heading" style:display-name="Table Heading" style:parent-style-name="Table-Contents" style:next-style-name="Table-Heading">
      <style:paragraph-properties fo:text-align="left" fo:text-indent="0in" fo:margin-left="0.0299in" fo:margin-right="0.0299in"/>
      <style:text-properties fo:font-weight="bold"/>
    </style:style>
    <style:style style:family="paragraph" style:name="Heading-2" style:display-name="Heading 2" style:parent-style-name="Heading" style:next-style-name="Text-body">
      <style:text-properties fo:font-size="14pt" fo:font-style="italic" fo:font-weight="bold"/>
    </style:style>
    <style:style style:family="paragraph" style:name="Definition-Term" style:display-name="Definition Term" style:parent-style-name="Normal" style:next-style-name="Definition-Definition">
      <style:paragraph-properties fo:margin-top="0.0598in" fo:margin-bottom="0.0598in"/>
    </style:style>
    <style:style style:family="paragraph" style:name="Normal" style:display-name="Normal">
      <style:paragraph-properties style:writing-mode="lr"/>
      <style:text-properties style:font-name="Times New Roman" fo:font-size="12pt" fo:language="en" fo:country="US"/>
    </style:style>
    <style:style style:family="paragraph" style:name="Definition-Definition" style:display-name="Definition Definition" style:parent-style-name="Normal" style:next-style-name="Text-body">
      <style:paragraph-properties fo:text-indent="0in" fo:margin-left="0.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Heading-1" style:display-name="Heading 1" style:parent-style-name="Heading" style:next-style-name="Text-body">
      <style:text-properties fo:font-size="16pt" fo:font-weight="bold"/>
    </style:style>
    <style:style style:family="paragraph" style:name="FigureWithCaption" style:display-name="FigureWithCaption" style:parent-style-name="Normal" style:next-style-name="FigureWithCaption">
      <style:paragraph-properties fo:keep-with-next="always"/>
    </style:style>
    <style:style style:family="paragraph" style:name="Heading-3" style:display-name="Heading 3" style:parent-style-name="Heading" style:next-style-name="Text-body">
      <style:text-properties fo:font-size="14pt" fo:font-weight="bold"/>
    </style:style>
    <style:style style:family="paragraph" style:name="Definition-Term-Tight" style:display-name="Definition Term Tight" style:parent-style-name="Normal" style:next-style-name="Definition-Definition-Tight">
      <style:paragraph-properties fo:margin-top="0.0799in" fo:margin-bottom="0.0799in"/>
    </style:style>
    <style:style style:family="paragraph" style:name="Heading-5" style:display-name="Heading 5" style:parent-style-name="Heading" style:next-style-name="Text-body">
      <style:text-properties fo:font-size="12pt" fo:font-weight="bold"/>
    </style:style>
    <style:style style:family="paragraph" style:name="Heading-6" style:display-name="Heading 6" style:parent-style-name="Heading" style:next-style-name="Text-body">
      <style:text-properties fo:font-size="10pt" fo:font-weight="bold"/>
    </style:style>
    <style:style style:family="paragraph" style:name="Preformatted-Text" style:display-name="Preformatted Text" style:parent-style-name="Normal" style:next-style-name="Preformatted-Text">
      <style:paragraph-properties fo:margin-top="0in" fo:margin-bottom="0in"/>
      <style:text-properties style:font-name="Courier New" fo:font-size="10pt"/>
    </style:style>
    <style:style style:family="paragraph" style:name="Footer" style:display-name="Footer" style:parent-style-name="Normal" style:next-style-name="Footer">
      <style:paragraph-properties>
        <style:tab-stops>
          <style:tab-stop style:type="center" style:position="3.250000in"/>
          <style:tab-stop style:type="right" style:position="6.500000in"/>
        </style:tab-stops>
      </style:paragraph-properties>
    </style:style>
    <style:style style:family="paragraph" style:name="Table-Contents" style:display-name="Table Contents" style:parent-style-name="Normal" style:next-style-name="Table-Contents">
      <style:paragraph-properties fo:text-indent="0in" fo:margin-left="0.0299in" fo:margin-right="0.0299in"/>
    </style:style>
    <style:style style:family="paragraph" style:name="Footnote" style:display-name="Footnote" style:parent-style-name="Normal" style:next-style-name="Footnote">
      <style:paragraph-properties fo:text-indent="-0.1965in" fo:margin-left="0.1965in" fo:margin-right="0in"/>
      <style:text-properties fo:font-size="10pt"/>
    </style:style>
    <style:style style:family="paragraph" style:name="Horizontal-Line" style:display-name="Horizontal Line" style:parent-style-name="Normal" style:next-style-name="Text-body">
      <style:paragraph-properties fo:margin-top="0in" fo:margin-bottom="0.1965in" fo:border-bottom="1.11pt solid #808080" fo:padding-bottom="0in" fo:padding-left="0in" fo:padding-right="0in" fo:padding-top="0in"/>
      <style:text-properties fo:font-size="6pt"/>
    </style:style>
    <style:style style:family="paragraph" style:name="Contents-4" style:display-name="Contents 4" style:parent-style-name="Normal" style:next-style-name="Normal">
      <style:paragraph-properties fo:text-indent="-0.300000in" fo:margin-left="2.000000in"/>
    </style:style>
    <style:style style:family="paragraph" style:name="Text-body" style:display-name="Text body" style:parent-style-name="Normal" style:next-style-name="Text-body">
      <style:paragraph-properties fo:margin-top="0.0598in" fo:margin-bottom="0.0598in"/>
    </style:style>
  </office:styles>
  <office:automatic-styles>
    <style:style style:family="paragraph" style:name="P1" style:display-name="P1" style:parent-style-name="Footer">
      <style:paragraph-properties fo:text-align="center"/>
    </style:style>
    <style:page-layout style:name="Standard">
      <style:page-layout-properties fo:page-width="8.500000in" fo:page-height="11.000000in" style:print-orientation="portrait" fo:margin-top="1in" fo:margin-bottom="2.540000cm" fo:margin-left="1in" fo:margin-right="1in"/>
      <style:footer-style>
        <style:header-footer-properties svg:height="1.778000cm"/>
      </style:footer-style>
    </style:page-layout>
  </office:automatic-styles>
  <office:master-styles>
    <style:master-page style:name="Standard" style:page-layout-name="Standard">
      <style:footer>
        <text:p text:style-name="P1"><text:page-number>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5 (unix, gtk)</meta:generator>
    <dc:title>2022_11_17</dc:title>
    <meta:creation-date>2022-11-17T22:47:28Z</meta:creation-date>
    <dc:date>Thu Nov 17 17:48:42 2022
</dc:date>
  </office:meta>
</office:document-meta>
</file>